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30pt" style:font-size-asian="30pt" style:font-size-complex="18pt"/>
    </style:style>
    <style:style style:name="P2" style:family="paragraph">
      <style:paragraph-properties fo:text-align="center"/>
      <style:text-properties style:font-name="Comic Sans MS1" fo:font-size="30pt" style:font-size-asian="30pt" style:font-size-complex="18pt"/>
    </style:style>
    <style:style style:name="T1" style:family="text">
      <style:text-properties style:font-name="Comic Sans M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3.5cm" svg:height="2.7cm" svg:x="8.3cm" svg:y="13.3cm">
          <text:p text:style-name="P1"><text:span text:style-name="T1">実行バイナリ</text:span><text:span text:style-name="T1">: sm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66cm" svg:height="2.7cm" svg:x="10.5cm" svg:y="2cm">
          <text:p text:style-name="P1"><text:span text:style-name="T1">Small.h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0.011cm" svg:height="9.5cm" svg:x="9.789cm" svg:y="4.2cm">
          <text:p text:style-name="P1"><text:span text:style-name="T1">Ajh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07-31T17:30:11.807363341</dc:date>
    <dc:creator>Okabe Kiwamu</dc:creator>
    <meta:editing-duration>PT46M8S</meta:editing-duration>
    <meta:editing-cycles>59</meta:editing-cycles>
    <meta:generator>LibreOffice/4.1.0.4$Linux_X86_64 LibreOffice_project/410m0$Build-4</meta:generator>
    <meta:document-statistic meta:object-count="3"/>
  </office:meta>
</office:document-meta>
</file>